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1" style:family="table-row">
      <style:table-row-properties style:row-height="0.45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5.976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48cm" fo:break-before="auto" style:use-optimal-row-height="true"/>
    </style:style>
    <style:style style:name="ro7" style:family="table-row">
      <style:table-row-properties style:row-height="0.436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style>
    <style:style style:name="ce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text-properties style:font-name="Arial1" style:font-name-asian="DejaVu Sans" style:font-name-complex="Arial1"/>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6"/>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Programm Info</text:p>
          </table:table-cell>
          <table:table-cell table:style-name="ce2"/>
          <table:table-cell table:number-columns-repeated="1020"/>
        </table:table-row>
        <table:table-row table:style-name="ro2">
          <table:table-cell table:style-name="ce2" office:value-type="string">
            <text:p>"Actions' volume:"</text:p>
          </table:table-cell>
          <table:table-cell table:style-name="ce2" office:value-type="string">
            <text:p>"Громкость действий:"</text:p>
          </table:table-cell>
          <table:table-cell table:style-name="ce2" office:value-type="string">
            <text:p>Aktionen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Ver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Background volume:"</text:p>
          </table:table-cell>
          <table:table-cell table:style-name="ce2" office:value-type="string">
            <text:p>"Громкость фона:"</text:p>
          </table:table-cell>
          <table:table-cell table:style-name="ce2" office:value-type="string">
            <text:p>Hintergrund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lehn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Man kann nicht eine Direktory erstell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Man kann nicht eine File-Liste bekomm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Man kann nicht ein Soundsystem initialisieren</text:p>
          </table:table-cell>
          <table:table-cell table:style-name="ce2"/>
          <table:table-cell table:number-columns-repeated="1020"/>
        </table:table-row>
        <table:table-row table:style-name="ro3">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7" office:value-type="string">
            <text:p>Man kann nicht einen Soundpuffer aus dem Gedächtnis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Man kann nicht die Datei oe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Man kann nicht Statistik-File oe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Man kann nicht Display XII oe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Man kann nicht Statistik aus dem File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Man kann nicht eine Direktory oder File loe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Man kann nicht Ansteuerung-File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Man kann nicht Statistik-File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an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7"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Klassik</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Einen Pfad zum Verzeichnis 'Eigene Dateien' kann nicht erhalt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7" office:value-type="string">
            <text:p>Ablenkung des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oe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o you want <text:s/>to save the game before exit?"</text:p>
          </table:table-cell>
          <table:table-cell table:style-name="ce2" office:value-type="string">
            <text:p>"Сохранить игру перед выходом?"</text:p>
          </table:table-cell>
          <table:table-cell table:style-name="ce7" office:value-type="string">
            <text:p>Wollen Sie das Spiel speichern, bevor beende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hre 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Ihre Name einfuehre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Vorsagen</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rmation</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7"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3"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Zeiger CEGUI::Window</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ue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ueltige Befehl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7" office:value-type="string">
            <text:p>Ungültige ziehen 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ueltige Spiels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7" office:value-type="string">
            <text:p>Ungültige Spiel Schwierigkeit 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Falsche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Falsch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ueltig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7"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7" office:value-type="string">
            <text:p>Ungültige<text:span text:style-name="T1"> Layout Dimensionen</text:spa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3" office:value-type="string">
            <text:p>Ungueltige Layout 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7" office:value-type="string">
            <text:p>Ungültige Datei speichern Befehl type</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7" office:value-type="string">
            <text:p>Ungültige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ue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3" office:value-type="string">
            <text:p>"Неверное значение ID фильтрации текстур"</text:p>
          </table:table-cell>
          <table:table-cell table:style-name="Default" office:value-type="string">
            <text:p>Ungültige Textur-Filterung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Panel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ist nicht geratet</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massig</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ouse-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alische Gruppen:</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3">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7" office:value-type="string">
            <text:p>Es wurde keine Layouts für dieses Spiel mit solchem 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7" office:value-type="string">
            <text:p>Diesen Befehl steht nicht zur Verfue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 Ansteuerung steht nicht zu Verfue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ue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3" office:value-type="string">
            <text:p>Dieses Layout steht nucht zur Verfue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Themen nicht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7" office:value-type="string">
            <text:p>Nicht ein OGS Mahjong 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7" office:value-type="string">
            <text:p>Nicht ein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7"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3" office:value-type="string">
            <text:p>"Quit<text:span text:style-name="T1">"</text:span></text:p>
          </table:table-cell>
          <table:table-cell table:style-name="ce3" office:value-type="string">
            <text:p>"Выйти из игры"</text:p>
          </table:table-cell>
          <table:table-cell table:style-name="ce2" office:value-type="string">
            <text:p>Das 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Trennung:</text:p>
          </table:table-cell>
          <table:table-cell table:style-name="ce2"/>
          <table:table-cell table:number-columns-repeated="1020"/>
        </table:table-row>
        <table:table-row table:style-name="ro2">
          <table:table-cell table:style-name="ce4" office:value-type="string">
            <text:p>"Restart the game"</text:p>
          </table:table-cell>
          <table:table-cell table:style-name="ce2" office:value-type="string">
            <text:p>"Перезапустить партию"</text:p>
          </table:table-cell>
          <table:table-cell table:style-name="ce2" office:value-type="string">
            <text:p>Partie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3" office:value-type="string">
            <text:p>Schisen-Sö</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3" office:value-type="string">
            <text:p>Schisen-Sö+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chisen-Sö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3" office:value-type="string">
            <text:p>"Mahjong Solitaire.\n\nGoal of the game is to clear the playing field by taking away pairs of identical tiles.\nThe tile can be removed only if it is free, which means that there are no other tiles to the left or to the right rfom it .\n\nShisen-se.\n\nGoal of the game is to clear the playing field by taking away pairs of identical tiles.\nA pair of tiles can be removed only if they can be connected by the line with no more than two right angles, running through a free space.\n\nShisen-se with gravity.\n\nGoal of the game is to clear the playing field by taking away pairs of identical tiles.\nA pair of tiles can be removed only if they can be connected by the line with no more than two right angles,running through a free space.\nAfter each turn, tiles, that are free at the bottom, will be pushed down to the other tiles or to the bottom row.\n\nClassic mahjong tiles:\n\n1. Bamboos - tiles with dignity 1 to 9. The \"Bamboo\" tiles with the same color and dignity are identical.\n2. Symbols - tiles with dignity 1 to 9. The \"Symbols\" tiles with the same color and value are identical.\n3. Dots - tiles with dignity 1 to 9. The \"Dots\" tiles with the same color and dignity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nTiles in various themes may look different."</text:p>
          </table:table-cell>
          <table:table-cell table:style-name="ce3" office:value-type="string">
            <text:p>"Пасьянс маджонг.\n\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nШисен-се.\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nШисен-се с гравитацией.\n\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nМасти фишек классического маджонга:\n\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nВ различных темах масти фишек могут выглядеть по-разному."</text:p>
          </table:table-cell>
          <table:table-cell office:value-type="string">
            <text:p>Mahjong Solitaire.\n\nZiel des Spieles ist das Spielfeld durch Wegnahme von den Paaren identischer Steine frei zu machen.\nDer Spielstein kann nur dann entfernt werden, wenn er frei ist, so dass es keine anderen Steine ​​links oder rechts gibt (so dass sich keine anderen Steine ​​links oder rechts befinden).\n\nSchisen-Sö.\n\nZiel des Spieles ist das Spielfeld durch Wegnahme von den Paaren identischer Steine frei zu machen.\nEin Paar von Spielsteinen kann nur dann entfernt werden, wenn sie durch die Linie mit nicht mehr als zwei rechten Winkeln angeschlossen <text:s/>/ verbunden werden kann.\n\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nKlassische Mahjong Spielsteine sind:\n\n die \"Bambus\" Spielsteine haben Wert von 1 bis 9.Die\"Bambus\" <text:s/>Spielsteine mit der gleichen Farbe und Wert sind identisch. \ndie \"Symbol\" Spielsteine haben Wert von 1 bis 9. Die Spielsteine mit der gleichen Farbe und Wert sind identisch.\ndie \"Punkten\" Spielsteine haben Wert von 1 bis 9. Die\"Punkten\" <text:s/>Spielsteine mit der gleichen Farbe und Wert sind identisch.\nDrachen - 3 Spielsteine in verschiedenen Farben.\nWinds - 4 Stück mit den Symbolen der verschiedenen Seiten der Welt. Die Spielsteine mit dem gleichen Symbol sind identisch.\nJahreszeiten - 4 Stück mit der Darstellung der Jahreszeiten. Alle \"Jahreszeiten\" Spielsteine sind identisch.\nBlumen - 4 Stück mit Bildern von Blumen. Alle \"Blumen\" Spielsteine sind identisch.\n\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3"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sit der erste Schritt auf den langen Weg zum Open-Source-RPG, das wir (OGS-Team) erarbeiten / ausarbei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uer Hilfe.\nBesonderer Dank geht an CrazyEddie fuer schoe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3" office:value-type="string">
            <text:p>Paaren der Spielsteinen die kann geloesht werdem</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3" office:value-type="string">
            <text:p>Der Spielsteine:</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Dreieckig</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3" office:value-type="string">
            <text:p>Typ: %s\nSchweirigleit: %s\nLayout: %s\nTips: %s\nRuecknahmen: %s\nDauerzeit: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3" office:value-type="string">
            <text:p>Unbestimmt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Ablehn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s Dateiformat</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7" office:value-type="string">
            <text:p>Nicht unterstütztes Statistiken-Dateiformat <text:s/>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Der 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5" office:value-type="string">
            <text:p>"Distros"</text:p>
          </table:table-cell>
          <table:table-cell table:style-name="ce5" office:value-type="string">
            <text:p>"Дистрибутивы"</text:p>
          </table:table-cell>
          <table:table-cell table:style-name="ce5" office:value-type="string">
            <text:p>Distributionen</text:p>
          </table:table-cell>
          <table:table-cell table:number-columns-repeated="1021"/>
        </table:table-row>
        <table:table-row table:style-name="ro7" table:number-rows-repeated="65414">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Лист3" table:style-name="ta3" table:print="false">
        <table:table-column table:style-name="co2"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р. </number:text>
    </number:number-style>
    <number:number-style style:name="N125P1" style:volatile="true">
      <number:text>-</number:text>
      <number:number number:decimal-places="0" number:min-integer-digits="1" number:grouping="true"/>
      <number:text>р. </number:text>
    </number:number-style>
    <number:number-style style:name="N125P2" style:volatile="true">
      <number:text> -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р. </number:text>
    </number:number-style>
    <number:number-style style:name="N133P1" style:volatile="true">
      <number:text>-</number:text>
      <number:number number:decimal-places="2" number:min-integer-digits="1" number:grouping="true"/>
      <number:text>р. </number:text>
    </number:number-style>
    <number:number-style style:name="N133P2" style:volatile="true">
      <number:text> -</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Да</number:text>
    </number:number-style>
    <number:number-style style:name="N139P1" style:volatile="true">
      <number:text>Да</number:text>
    </number:number-style>
    <number:number-style style:name="N139">
      <number:text>Нет</number:text>
      <style:map style:condition="value()&gt;0" style:apply-style-name="N139P0"/>
      <style:map style:condition="value()&lt;0" style:apply-style-name="N139P1"/>
    </number:number-style>
    <number:number-style style:name="N141P0" style:volatile="true">
      <number:text>Истина</number:text>
    </number:number-style>
    <number:number-style style:name="N141P1" style:volatile="true">
      <number:text>Истина</number:text>
    </number:number-style>
    <number:number-style style:name="N141">
      <number:text>Ложь</number:text>
      <style:map style:condition="value()&gt;0" style:apply-style-name="N141P0"/>
      <style:map style:condition="value()&lt;0" style:apply-style-name="N141P1"/>
    </number:number-style>
    <number:number-style style:name="N143P0" style:volatile="true">
      <number:text>Вкл</number:text>
    </number:number-style>
    <number:number-style style:name="N143P1" style:volatile="true">
      <number:text>Вкл</number:text>
    </number:number-style>
    <number:number-style style:name="N143">
      <number:text>Выкл</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0" number:min-integer-digits="3" number:grouping="true"/>
      <number:text> </number:text>
    </number:currency-style>
    <number:currency-style style:name="N145">
      <style:text-properties fo:color="#ff0000"/>
      <number:text>(</number:text>
      <number:currency-symbol>€</number:currency-symbol>
      <number:text> </number:text>
      <number:number number:decimal-places="0" number:min-integer-digits="3" number:grouping="true"/>
      <number:text>)</number:text>
      <style:map style:condition="value()&gt;=0" style:apply-style-name="N145P0"/>
    </number:currency-style>
    <number:currency-style style:name="N146P0" style:volatile="true">
      <number:number number:decimal-places="2" number:min-integer-digits="1" number:grouping="true"/>
      <number:text> </number:text>
      <number:currency-symbol number:language="ru" number:country="RU">руб.</number:currency-symbol>
    </number:currency-style>
    <number:currency-style style:name="N14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0">10.05.2011</text:date>, <text:time>17:01:34</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0T17:01:34</dc:date>
    <meta:generator>OpenOffice.org/3.2$Unix OpenOffice.org_project/320m18$Build-9502</meta:generator>
    <meta:editing-duration>PT00H27M02S</meta:editing-duration>
    <meta:editing-cycles>14</meta:editing-cycles>
    <meta:document-statistic meta:table-count="3" meta:cell-count="364" meta:object-count="0"/>
  </office:meta>
</office:document-meta>
</file>